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PHP 5<text:s/></text:span><text:span text:style-name="T2">объектно-ориентированное программирование</text:span></text:p>
      <text:p text:style-name="P1"><text:span text:style-name="T2">Шишов Алексей</text:span></text:p>
      <text:p text:style-name="P1"><text:span text:style-name="T2">БХВ</text:span></text:p>
      <text:p text:style-name="P1"><text:span text:style-name="T2">1</text:span></text:p>
      <text:p text:style-name="P1"><text:span text:style-name="T2"/></text:p>
      <text:p text:style-name="P1"><text:span text:style-name="T2">MySQL: неподъемная книга разработчика</text:span></text:p>
      <text:p text:style-name="P1"><text:span text:style-name="T2">Шишов Алексей</text:span></text:p>
      <text:p text:style-name="P1"><text:span text:style-name="T2">БХВ</text:span></text:p>
      <text:p text:style-name="P1"><text:span text:style-name="T2">0</text:span></text:p>
      <text:p text:style-name="P1"><text:span text:style-name="T2"/></text:p>
      <text:p text:style-name="P1"><text:span text:style-name="T2">Справочник всего Г в России</text:span></text:p>
      <text:p text:style-name="P1"><text:span text:style-name="T2">Пупкин Вася</text:span></text:p>
      <text:p text:style-name="P1"><text:span text:style-name="T2">Пупкин и к0</text:span></text:p>
      <text:p text:style-name="P1"><text:span text:style-name="T2">1</text:span></text:p>
      <text:p text:style-name="P1"><text:span text:style-name="T2"/></text:p>
      <text:p text:style-name="P1"><text:span text:style-name="T2">Книга для домохозяек</text:span></text:p>
      <text:p text:style-name="P1"><text:span text:style-name="T2">Хозяйка Лидия</text:span></text:p>
      <text:p text:style-name="P1"><text:span text:style-name="T2">Домхоз</text:span></text:p>
      <text:p text:style-name="P1"><text:span text:style-name="T2">1</text:span></text:p>
      <text:p text:style-name="P1"><text:span text:style-name="T2"/></text:p>
      <text:p text:style-name="P1"><text:span text:style-name="T2">Телевидение в каждой коморке</text:span></text:p>
      <text:p text:style-name="P1"><text:span text:style-name="T2">Телестанция СССР</text:span></text:p>
      <text:p text:style-name="P1"><text:span text:style-name="T2">КВС+</text:span></text:p>
      <text:p text:style-name="P1"><text:span text:style-name="T2">0</text:span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